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TIME CRS</text:p>
          </table:table-cell>
          <table:table-cell table:style-name="ce1" office:value-type="string" calcext:value-type="string">
            <text:p>TIME NEW CRS</text:p>
          </table:table-cell>
          <table:table-cell table:style-name="ce1" office:value-type="string" calcext:value-type="string">
            <text:p>DIFF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0.168" calcext:value-type="float">
            <text:p>0,168</text:p>
          </table:table-cell>
          <table:table-cell office:value-type="float" office:value="0.154" calcext:value-type="float">
            <text:p>0,154</text:p>
          </table:table-cell>
          <table:table-cell table:formula="of:=([.B2]-[.C2])/[.B2]" office:value-type="percentage" office:value="0.0833333333333334" calcext:value-type="percentage">
            <text:p>8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0.18" calcext:value-type="float">
            <text:p>0,18</text:p>
          </table:table-cell>
          <table:table-cell office:value-type="float" office:value="0.154" calcext:value-type="float">
            <text:p>0,154</text:p>
          </table:table-cell>
          <table:table-cell table:formula="of:=([.B3]-[.C3])/[.B3]" office:value-type="percentage" office:value="0.144444444444444" calcext:value-type="percentage">
            <text:p>14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0.209" calcext:value-type="float">
            <text:p>0,209</text:p>
          </table:table-cell>
          <table:table-cell office:value-type="float" office:value="0.138" calcext:value-type="float">
            <text:p>0,138</text:p>
          </table:table-cell>
          <table:table-cell table:formula="of:=([.B4]-[.C4])/[.B4]" office:value-type="percentage" office:value="0.339712918660287" calcext:value-type="percentage">
            <text:p>33,9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0.165" calcext:value-type="float">
            <text:p>0,165</text:p>
          </table:table-cell>
          <table:table-cell office:value-type="float" office:value="0.141" calcext:value-type="float">
            <text:p>0,141</text:p>
          </table:table-cell>
          <table:table-cell table:formula="of:=([.B5]-[.C5])/[.B5]" office:value-type="percentage" office:value="0.145454545454546" calcext:value-type="percentage">
            <text:p>14,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0.165" calcext:value-type="float">
            <text:p>0,165</text:p>
          </table:table-cell>
          <table:table-cell office:value-type="float" office:value="0.151" calcext:value-type="float">
            <text:p>0,151</text:p>
          </table:table-cell>
          <table:table-cell table:formula="of:=([.B6]-[.C6])/[.B6]" office:value-type="percentage" office:value="0.0848484848484849" calcext:value-type="percentage">
            <text:p>8,4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0.165" calcext:value-type="float">
            <text:p>0,165</text:p>
          </table:table-cell>
          <table:table-cell office:value-type="float" office:value="0.143" calcext:value-type="float">
            <text:p>0,143</text:p>
          </table:table-cell>
          <table:table-cell table:formula="of:=([.B7]-[.C7])/[.B7]" office:value-type="percentage" office:value="0.133333333333333" calcext:value-type="percentage">
            <text:p>13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0.228" calcext:value-type="float">
            <text:p>0,228</text:p>
          </table:table-cell>
          <table:table-cell office:value-type="float" office:value="0.152" calcext:value-type="float">
            <text:p>0,152</text:p>
          </table:table-cell>
          <table:table-cell table:formula="of:=([.B8]-[.C8])/[.B8]" office:value-type="percentage" office:value="0.333333333333333" calcext:value-type="percentage">
            <text:p>33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0.629" calcext:value-type="float">
            <text:p>0,629</text:p>
          </table:table-cell>
          <table:table-cell office:value-type="float" office:value="0.187" calcext:value-type="float">
            <text:p>0,187</text:p>
          </table:table-cell>
          <table:table-cell table:formula="of:=([.B9]-[.C9])/[.B9]" office:value-type="percentage" office:value="0.702702702702703" calcext:value-type="percentage">
            <text:p>70,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3.142" calcext:value-type="float">
            <text:p>3,142</text:p>
          </table:table-cell>
          <table:table-cell office:value-type="float" office:value="0.299" calcext:value-type="float">
            <text:p>0,299</text:p>
          </table:table-cell>
          <table:table-cell table:formula="of:=([.B10]-[.C10])/[.B10]" office:value-type="percentage" office:value="0.904837683004456" calcext:value-type="percentage">
            <text:p>90,4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14.364" calcext:value-type="float">
            <text:p>14,364</text:p>
          </table:table-cell>
          <table:table-cell office:value-type="float" office:value="1.082" calcext:value-type="float">
            <text:p>1,082</text:p>
          </table:table-cell>
          <table:table-cell table:formula="of:=([.B11]-[.C11])/[.B11]" office:value-type="percentage" office:value="0.924672793093846" calcext:value-type="percentage">
            <text:p>92,4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60.861" calcext:value-type="float">
            <text:p>60,861</text:p>
          </table:table-cell>
          <table:table-cell office:value-type="float" office:value="3.932" calcext:value-type="float">
            <text:p>3,932</text:p>
          </table:table-cell>
          <table:table-cell table:formula="of:=([.B12]-[.C12])/[.B12]" office:value-type="percentage" office:value="0.935393766122804" calcext:value-type="percentage">
            <text:p>93,5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44.794" calcext:value-type="float">
            <text:p>144,794</text:p>
          </table:table-cell>
          <table:table-cell office:value-type="float" office:value="9.386" calcext:value-type="float">
            <text:p>9,386</text:p>
          </table:table-cell>
          <table:table-cell table:formula="of:=([.B13]-[.C13])/[.B13]" office:value-type="percentage" office:value="0.935176871969833" calcext:value-type="percentage">
            <text:p>93,5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0.592" calcext:value-type="float">
            <text:p>0,592</text:p>
          </table:table-cell>
          <table:table-cell office:value-type="float" office:value="0.593" calcext:value-type="float">
            <text:p>0,593</text:p>
          </table:table-cell>
          <table:table-cell table:formula="of:=([.B14]-[.C14])/[.B14]" office:value-type="percentage" office:value="-0.00168918918918919" calcext:value-type="percentage">
            <text:p>-0,1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0.658" calcext:value-type="float">
            <text:p>0,658</text:p>
          </table:table-cell>
          <table:table-cell office:value-type="float" office:value="0.599" calcext:value-type="float">
            <text:p>0,599</text:p>
          </table:table-cell>
          <table:table-cell table:formula="of:=([.B15]-[.C15])/[.B15]" office:value-type="percentage" office:value="0.0896656534954408" calcext:value-type="percentage">
            <text:p>8,9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STEIN</text:p>
          </table:table-cell>
          <table:table-cell office:value-type="float" office:value="0.191" calcext:value-type="float">
            <text:p>0,191</text:p>
          </table:table-cell>
          <table:table-cell office:value-type="float" office:value="0.163" calcext:value-type="float">
            <text:p>0,163</text:p>
          </table:table-cell>
          <table:table-cell table:formula="of:=([.B16]-[.C16])/[.B16]" office:value-type="percentage" office:value="0.146596858638743" calcext:value-type="percentage">
            <text:p>14,6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0.174" calcext:value-type="float">
            <text:p>0,174</text:p>
          </table:table-cell>
          <table:table-cell office:value-type="float" office:value="0.166" calcext:value-type="float">
            <text:p>0,166</text:p>
          </table:table-cell>
          <table:table-cell table:formula="of:=([.B17]-[.C17])/[.B17]" office:value-type="percentage" office:value="0.0459770114942528" calcext:value-type="percentage">
            <text:p>4,6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0.475" calcext:value-type="float">
            <text:p>0,475</text:p>
          </table:table-cell>
          <table:table-cell office:value-type="float" office:value="0.529" calcext:value-type="float">
            <text:p>0,529</text:p>
          </table:table-cell>
          <table:table-cell table:formula="of:=([.B18]-[.C18])/[.B18]" office:value-type="percentage" office:value="-0.113684210526316" calcext:value-type="percentage">
            <text:p>-11,3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1.524" calcext:value-type="float">
            <text:p>1,524</text:p>
          </table:table-cell>
          <table:table-cell office:value-type="float" office:value="0.453" calcext:value-type="float">
            <text:p>0,453</text:p>
          </table:table-cell>
          <table:table-cell table:formula="of:=([.B19]-[.C19])/[.B19]" office:value-type="percentage" office:value="0.702755905511811" calcext:value-type="percentage">
            <text:p>70,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0.217" calcext:value-type="float">
            <text:p>0,217</text:p>
          </table:table-cell>
          <table:table-cell office:value-type="float" office:value="0.292" calcext:value-type="float">
            <text:p>0,292</text:p>
          </table:table-cell>
          <table:table-cell table:formula="of:=([.B20]-[.C20])/[.B20]" office:value-type="percentage" office:value="-0.345622119815668" calcext:value-type="percentage">
            <text:p>-34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0.21" calcext:value-type="float">
            <text:p>0,21</text:p>
          </table:table-cell>
          <table:table-cell office:value-type="float" office:value="0.163" calcext:value-type="float">
            <text:p>0,163</text:p>
          </table:table-cell>
          <table:table-cell table:formula="of:=([.B21]-[.C21])/[.B21]" office:value-type="percentage" office:value="0.223809523809524" calcext:value-type="percentage">
            <text:p>22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0.514" calcext:value-type="float">
            <text:p>0,514</text:p>
          </table:table-cell>
          <table:table-cell office:value-type="float" office:value="0.262" calcext:value-type="float">
            <text:p>0,262</text:p>
          </table:table-cell>
          <table:table-cell table:formula="of:=([.B22]-[.C22])/[.B22]" office:value-type="percentage" office:value="0.490272373540856" calcext:value-type="percentage">
            <text:p>49,0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0.168" calcext:value-type="float">
            <text:p>0,168</text:p>
          </table:table-cell>
          <table:table-cell office:value-type="float" office:value="0.16" calcext:value-type="float">
            <text:p>0,16</text:p>
          </table:table-cell>
          <table:table-cell table:formula="of:=([.B23]-[.C23])/[.B23]" office:value-type="percentage" office:value="0.0476190476190477" calcext:value-type="percentage">
            <text:p>4,7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5.31" calcext:value-type="float">
            <text:p>5,31</text:p>
          </table:table-cell>
          <table:table-cell office:value-type="float" office:value="0.584" calcext:value-type="float">
            <text:p>0,584</text:p>
          </table:table-cell>
          <table:table-cell table:formula="of:=([.B24]-[.C24])/[.B24]" office:value-type="percentage" office:value="0.890018832391714" calcext:value-type="percentage">
            <text:p>89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0.321" calcext:value-type="float">
            <text:p>0,321</text:p>
          </table:table-cell>
          <table:table-cell office:value-type="float" office:value="0.203" calcext:value-type="float">
            <text:p>0,203</text:p>
          </table:table-cell>
          <table:table-cell table:formula="of:=([.B25]-[.C25])/[.B25]" office:value-type="percentage" office:value="0.367601246105919" calcext:value-type="percentage">
            <text:p>36,7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0.302" calcext:value-type="float">
            <text:p>0,302</text:p>
          </table:table-cell>
          <table:table-cell office:value-type="float" office:value="0.218" calcext:value-type="float">
            <text:p>0,218</text:p>
          </table:table-cell>
          <table:table-cell table:formula="of:=([.B26]-[.C26])/[.B26]" office:value-type="percentage" office:value="0.278145695364238" calcext:value-type="percentage">
            <text:p>27,8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0.325" calcext:value-type="float">
            <text:p>0,325</text:p>
          </table:table-cell>
          <table:table-cell office:value-type="float" office:value="0.271" calcext:value-type="float">
            <text:p>0,271</text:p>
          </table:table-cell>
          <table:table-cell table:formula="of:=([.B27]-[.C27])/[.B27]" office:value-type="percentage" office:value="0.166153846153846" calcext:value-type="percentage">
            <text:p>16,6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0.283" calcext:value-type="float">
            <text:p>0,283</text:p>
          </table:table-cell>
          <table:table-cell office:value-type="float" office:value="0.206" calcext:value-type="float">
            <text:p>0,206</text:p>
          </table:table-cell>
          <table:table-cell table:formula="of:=([.B28]-[.C28])/[.B28]" office:value-type="percentage" office:value="0.27208480565371" calcext:value-type="percentage">
            <text:p>27,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0.897" calcext:value-type="float">
            <text:p>0,897</text:p>
          </table:table-cell>
          <table:table-cell office:value-type="float" office:value="0.369" calcext:value-type="float">
            <text:p>0,369</text:p>
          </table:table-cell>
          <table:table-cell table:formula="of:=([.B29]-[.C29])/[.B29]" office:value-type="percentage" office:value="0.588628762541806" calcext:value-type="percentage">
            <text:p>58,8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4.775" calcext:value-type="float">
            <text:p>4,775</text:p>
          </table:table-cell>
          <table:table-cell office:value-type="float" office:value="1.448" calcext:value-type="float">
            <text:p>1,448</text:p>
          </table:table-cell>
          <table:table-cell table:formula="of:=([.B30]-[.C30])/[.B30]" office:value-type="percentage" office:value="0.696753926701571" calcext:value-type="percentage">
            <text:p>69,6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24.413" calcext:value-type="float">
            <text:p>24,413</text:p>
          </table:table-cell>
          <table:table-cell office:value-type="float" office:value="8.999" calcext:value-type="float">
            <text:p>8,999</text:p>
          </table:table-cell>
          <table:table-cell table:formula="of:=([.B31]-[.C31])/[.B31]" office:value-type="percentage" office:value="0.631384917871626" calcext:value-type="percentage">
            <text:p>63,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0.389" calcext:value-type="float">
            <text:p>0,389</text:p>
          </table:table-cell>
          <table:table-cell office:value-type="float" office:value="0.19" calcext:value-type="float">
            <text:p>0,19</text:p>
          </table:table-cell>
          <table:table-cell table:formula="of:=([.B32]-[.C32])/[.B32]" office:value-type="percentage" office:value="0.511568123393316" calcext:value-type="percentage">
            <text:p>51,1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0.733" calcext:value-type="float">
            <text:p>0,733</text:p>
          </table:table-cell>
          <table:table-cell office:value-type="float" office:value="0.209" calcext:value-type="float">
            <text:p>0,209</text:p>
          </table:table-cell>
          <table:table-cell table:formula="of:=([.B33]-[.C33])/[.B33]" office:value-type="percentage" office:value="0.714870395634379" calcext:value-type="percentage">
            <text:p>71,4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.714" calcext:value-type="float">
            <text:p>1,714</text:p>
          </table:table-cell>
          <table:table-cell office:value-type="float" office:value="0.256" calcext:value-type="float">
            <text:p>0,256</text:p>
          </table:table-cell>
          <table:table-cell table:formula="of:=([.B34]-[.C34])/[.B34]" office:value-type="percentage" office:value="0.850641773628938" calcext:value-type="percentage">
            <text:p>85,0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.326" calcext:value-type="float">
            <text:p>4,326</text:p>
          </table:table-cell>
          <table:table-cell office:value-type="float" office:value="0.264" calcext:value-type="float">
            <text:p>0,264</text:p>
          </table:table-cell>
          <table:table-cell table:formula="of:=([.B35]-[.C35])/[.B35]" office:value-type="percentage" office:value="0.938973647711512" calcext:value-type="percentage">
            <text:p>93,9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0.222" calcext:value-type="float">
            <text:p>0,222</text:p>
          </table:table-cell>
          <table:table-cell office:value-type="float" office:value="0.203" calcext:value-type="float">
            <text:p>0,203</text:p>
          </table:table-cell>
          <table:table-cell table:formula="of:=([.B36]-[.C36])/[.B36]" office:value-type="percentage" office:value="0.0855855855855855" calcext:value-type="percentage">
            <text:p>8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0.324" calcext:value-type="float">
            <text:p>0,324</text:p>
          </table:table-cell>
          <table:table-cell office:value-type="float" office:value="0.239" calcext:value-type="float">
            <text:p>0,239</text:p>
          </table:table-cell>
          <table:table-cell table:formula="of:=([.B37]-[.C37])/[.B37]" office:value-type="percentage" office:value="0.262345679012346" calcext:value-type="percentage">
            <text:p>26,23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7])" office:value-type="float" office:value="274.127" calcext:value-type="float">
            <text:p>274,127</text:p>
          </table:table-cell>
          <table:table-cell table:formula="of:=SUM([.C2:.C37])" office:value-type="float" office:value="32.958" calcext:value-type="float">
            <text:p>32,958</text:p>
          </table:table-cell>
          <table:table-cell table:formula="of:=([.B39]-[.C39])/[.B39]" office:value-type="percentage" office:value="0.879771055021942" calcext:value-type="percentage">
            <text:p>87,98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16:26:02.171775465</meta:creation-date>
    <dc:date>2021-10-13T16:43:32.165838217</dc:date>
    <meta:editing-duration>PT17M27S</meta:editing-duration>
    <meta:editing-cycles>5</meta:editing-cycles>
    <meta:generator>LibreOffice/7.0.4.2$Linux_X86_64 LibreOffice_project/00$Build-2</meta:generator>
    <meta:document-statistic meta:table-count="1" meta:cell-count="152" meta:object-count="0"/>
  </office:meta>
</office:document-meta>
</file>